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ac15e" officeooo:paragraph-rsid="001ac15e"/>
    </style:style>
    <style:style style:name="P2" style:family="paragraph" style:parent-style-name="Standard">
      <style:text-properties style:text-underline-style="none" officeooo:rsid="001bb976" officeooo:paragraph-rsid="001bb976"/>
    </style:style>
    <style:style style:name="P3" style:family="paragraph" style:parent-style-name="Standard">
      <style:text-properties style:text-underline-style="none" officeooo:rsid="001c07a3" officeooo:paragraph-rsid="001c07a3"/>
    </style:style>
    <style:style style:name="P4" style:family="paragraph" style:parent-style-name="Standard">
      <style:text-properties style:text-underline-style="none" officeooo:rsid="001d6ce3" officeooo:paragraph-rsid="001d6ce3"/>
    </style:style>
    <style:style style:name="P5" style:family="paragraph" style:parent-style-name="Standard">
      <style:text-properties style:text-underline-style="none" officeooo:rsid="001e497c" officeooo:paragraph-rsid="001e497c"/>
    </style:style>
    <style:style style:name="P6" style:family="paragraph" style:parent-style-name="Standard">
      <style:text-properties style:text-underline-style="none" officeooo:rsid="001fdf89" officeooo:paragraph-rsid="001fdf89"/>
    </style:style>
    <style:style style:name="P7" style:family="paragraph" style:parent-style-name="Standard">
      <style:text-properties style:text-underline-style="none" officeooo:rsid="0021d4d2" officeooo:paragraph-rsid="0021d4d2"/>
    </style:style>
    <style:style style:name="P8" style:family="paragraph" style:parent-style-name="Standard">
      <style:text-properties style:text-underline-style="none" officeooo:rsid="00225af2" officeooo:paragraph-rsid="00225af2"/>
    </style:style>
    <style:style style:name="P9" style:family="paragraph" style:parent-style-name="Standard">
      <style:text-properties style:text-underline-style="none" officeooo:rsid="00237fb7" officeooo:paragraph-rsid="00237fb7"/>
    </style:style>
    <style:style style:name="P10" style:family="paragraph" style:parent-style-name="Standard">
      <style:text-properties style:text-underline-style="none" officeooo:rsid="0023ddf0" officeooo:paragraph-rsid="0023ddf0"/>
    </style:style>
    <style:style style:name="P11" style:family="paragraph" style:parent-style-name="Standard">
      <style:text-properties style:text-underline-style="none" officeooo:rsid="00242cb2" officeooo:paragraph-rsid="00242cb2"/>
    </style:style>
    <style:style style:name="P12" style:family="paragraph" style:parent-style-name="Standard">
      <style:text-properties style:text-underline-style="none" officeooo:rsid="00260d83" officeooo:paragraph-rsid="00260d83"/>
    </style:style>
    <style:style style:name="P13" style:family="paragraph" style:parent-style-name="Standard">
      <style:text-properties style:text-underline-style="none" officeooo:rsid="002668e7" officeooo:paragraph-rsid="002668e7"/>
    </style:style>
    <style:style style:name="P14" style:family="paragraph" style:parent-style-name="Standard">
      <style:text-properties style:text-underline-style="solid" style:text-underline-width="auto" style:text-underline-color="font-color" officeooo:rsid="001ac15e" officeooo:paragraph-rsid="001ac15e"/>
    </style:style>
    <style:style style:name="P15" style:family="paragraph" style:parent-style-name="Standard">
      <style:text-properties fo:color="#800000" style:text-underline-style="none" officeooo:rsid="00242cb2" officeooo:paragraph-rsid="00242cb2"/>
    </style:style>
    <style:style style:name="P16" style:family="paragraph" style:parent-style-name="Standard">
      <style:text-properties fo:color="#000000" style:text-underline-style="none" officeooo:rsid="0028205c" officeooo:paragraph-rsid="0028205c"/>
    </style:style>
    <style:style style:name="P17" style:family="paragraph" style:parent-style-name="Standard">
      <style:text-properties fo:color="#000000" style:text-underline-style="none" officeooo:rsid="00299102" officeooo:paragraph-rsid="00299102"/>
    </style:style>
    <style:style style:name="P18" style:family="paragraph" style:parent-style-name="Standard">
      <style:text-properties fo:color="#ff3333" style:text-underline-style="none" officeooo:rsid="0028205c" officeooo:paragraph-rsid="0028205c"/>
    </style:style>
    <style:style style:name="P19" style:family="paragraph" style:parent-style-name="Standard">
      <style:text-properties fo:color="#000000" style:text-underline-style="none" officeooo:rsid="002a9efb" officeooo:paragraph-rsid="002a9efb"/>
    </style:style>
    <style:style style:name="P20" style:family="paragraph" style:parent-style-name="Standard">
      <style:text-properties fo:color="#000000" style:text-underline-style="none" officeooo:rsid="00299102" officeooo:paragraph-rsid="00299102"/>
    </style:style>
    <style:style style:name="P21" style:family="paragraph" style:parent-style-name="Standard">
      <style:text-properties fo:color="#000000" style:text-underline-style="none" officeooo:rsid="002febf7" officeooo:paragraph-rsid="002febf7"/>
    </style:style>
    <style:style style:name="P22" style:family="paragraph" style:parent-style-name="Standard">
      <style:text-properties fo:color="#000000" style:text-underline-style="none" officeooo:rsid="002668e7" officeooo:paragraph-rsid="002668e7"/>
    </style:style>
    <style:style style:name="P23" style:family="paragraph" style:parent-style-name="Standard">
      <style:text-properties fo:color="#000000" style:text-underline-style="none" officeooo:rsid="003358f2" officeooo:paragraph-rsid="003358f2"/>
    </style:style>
    <style:style style:name="P24" style:family="paragraph" style:parent-style-name="Standard">
      <style:text-properties fo:color="#000000" style:text-underline-style="none" officeooo:rsid="0034637c" officeooo:paragraph-rsid="0034637c"/>
    </style:style>
    <style:style style:name="P25" style:family="paragraph" style:parent-style-name="Standard">
      <style:text-properties style:text-underline-style="solid" style:text-underline-width="auto" style:text-underline-color="font-color" officeooo:rsid="001ac15e" officeooo:paragraph-rsid="001ac15e"/>
    </style:style>
    <style:style style:name="P26" style:family="paragraph" style:parent-style-name="Standard">
      <style:text-properties style:text-underline-style="none" officeooo:rsid="00225af2" officeooo:paragraph-rsid="00225af2"/>
    </style:style>
    <style:style style:name="P27" style:family="paragraph" style:parent-style-name="Standard">
      <style:text-properties style:text-underline-style="none" officeooo:rsid="002668e7" officeooo:paragraph-rsid="002668e7"/>
    </style:style>
    <style:style style:name="P28" style:family="paragraph" style:parent-style-name="Standard">
      <style:text-properties style:text-underline-style="none" officeooo:rsid="002668e7" officeooo:paragraph-rsid="0031e2c4"/>
    </style:style>
    <style:style style:name="P29" style:family="paragraph" style:parent-style-name="Standard">
      <style:text-properties fo:color="#800000" style:text-underline-style="none" officeooo:rsid="002668e7" officeooo:paragraph-rsid="002668e7"/>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1">
      <style:text-properties fo:color="#800000" style:text-underline-style="solid" style:text-underline-width="auto" style:text-underline-color="font-color"/>
    </style:style>
    <style:style style:name="P32" style:family="paragraph" style:parent-style-name="Heading_20_1">
      <style:text-properties fo:color="#ff3333" style:text-underline-style="solid" style:text-underline-width="auto" style:text-underline-color="font-color"/>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b976"/>
    </style:style>
    <style:style style:name="T2" style:family="text">
      <style:text-properties officeooo:rsid="001c07a3"/>
    </style:style>
    <style:style style:name="T3" style:family="text">
      <style:text-properties officeooo:rsid="001d36f0"/>
    </style:style>
    <style:style style:name="T4" style:family="text">
      <style:text-properties officeooo:rsid="001e497c"/>
    </style:style>
    <style:style style:name="T5" style:family="text">
      <style:text-properties officeooo:rsid="00225af2"/>
    </style:style>
    <style:style style:name="T6" style:family="text">
      <style:text-properties officeooo:rsid="00242cb2"/>
    </style:style>
    <style:style style:name="T7" style:family="text">
      <style:text-properties officeooo:rsid="002a5f63"/>
    </style:style>
    <style:style style:name="T8" style:family="text">
      <style:text-properties officeooo:rsid="002b0a63"/>
    </style:style>
    <style:style style:name="T9" style:family="text">
      <style:text-properties officeooo:rsid="002c3972"/>
    </style:style>
    <style:style style:name="T10" style:family="text">
      <style:text-properties officeooo:rsid="002febf7"/>
    </style:style>
    <style:style style:name="T11" style:family="text">
      <style:text-properties officeooo:rsid="0031e2c4"/>
    </style:style>
    <style:style style:name="T12" style:family="text">
      <style:text-properties officeooo:rsid="0034637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268_1777989610" text:style-name="Index_20_Link" text:visited-style-name="Index_20_Link">I) Journal :<text:tab/>2</text:a></text:p>
          <text:p text:style-name="P33"><text:a xlink:type="simple" xlink:href="#__RefHeading___Toc326_1777989610" text:style-name="Index_20_Link" text:visited-style-name="Index_20_Link">Lundi 18 décembre :<text:tab/>2</text:a></text:p>
          <text:p text:style-name="P33"><text:a xlink:type="simple" xlink:href="#__RefHeading___Toc328_1777989610" text:style-name="Index_20_Link" text:visited-style-name="Index_20_Link">Mardi 19 décembre :<text:tab/>2</text:a></text:p>
          <text:p text:style-name="P33"><text:a xlink:type="simple" xlink:href="#__RefHeading___Toc330_1777989610" text:style-name="Index_20_Link" text:visited-style-name="Index_20_Link">Mercredi 20 décembre :<text:tab/>3</text:a></text:p>
          <text:p text:style-name="P33"><text:a xlink:type="simple" xlink:href="#__RefHeading___Toc332_1777989610" text:style-name="Index_20_Link" text:visited-style-name="Index_20_Link">Jeudi 21 décembre :<text:tab/>3</text:a></text:p>
          <text:p text:style-name="P33"><text:a xlink:type="simple" xlink:href="#__RefHeading___Toc334_1777989610" text:style-name="Index_20_Link" text:visited-style-name="Index_20_Link">Vendredi 22 décembre :<text:tab/>3</text:a></text:p>
          <text:p text:style-name="P33"><text:a xlink:type="simple" xlink:href="#__RefHeading___Toc336_1777989610" text:style-name="Index_20_Link" text:visited-style-name="Index_20_Link">Lundi 8 janvier :<text:tab/>3</text:a></text:p>
          <text:p text:style-name="P33"><text:a xlink:type="simple" xlink:href="#__RefHeading___Toc338_1777989610" text:style-name="Index_20_Link" text:visited-style-name="Index_20_Link">Mardi 9 janvier :<text:tab/>3</text:a></text:p>
          <text:p text:style-name="P33"><text:a xlink:type="simple" xlink:href="#__RefHeading___Toc340_1777989610" text:style-name="Index_20_Link" text:visited-style-name="Index_20_Link">Mercredi 10 janvier :<text:tab/>4</text:a></text:p>
          <text:p text:style-name="P33"><text:a xlink:type="simple" xlink:href="#__RefHeading___Toc342_1777989610" text:style-name="Index_20_Link" text:visited-style-name="Index_20_Link">Jeudi 11 janvier :<text:tab/>4</text:a></text:p>
          <text:p text:style-name="P30"><text:a xlink:type="simple" xlink:href="#__RefHeading___Toc344_1777989610" text:style-name="Index_20_Link" text:visited-style-name="Index_20_Link">Descriptif de la structure du code développé :<text:tab/>5</text:a></text:p>
          <text:p text:style-name="P33"><text:a xlink:type="simple" xlink:href="#__RefHeading___Toc346_1777989610" text:style-name="Index_20_Link" text:visited-style-name="Index_20_Link">Arm_branch_other<text:tab/>5</text:a></text:p>
          <text:p text:style-name="P33"><text:a xlink:type="simple" xlink:href="#__RefHeading___Toc348_1777989610" text:style-name="Index_20_Link" text:visited-style-name="Index_20_Link">Arm_data_processing<text:tab/>5</text:a></text:p>
          <text:p text:style-name="P33"><text:a xlink:type="simple" xlink:href="#__RefHeading___Toc350_1777989610" text:style-name="Index_20_Link" text:visited-style-name="Index_20_Link">arm_instruction<text:tab/>6</text:a></text:p>
          <text:p text:style-name="P33"><text:a xlink:type="simple" xlink:href="#__RefHeading___Toc352_1777989610" text:style-name="Index_20_Link" text:visited-style-name="Index_20_Link">arm_load_store<text:tab/>7</text:a></text:p>
          <text:p text:style-name="P33"><text:a xlink:type="simple" xlink:href="#__RefHeading___Toc362_1777989610" text:style-name="Index_20_Link" text:visited-style-name="Index_20_Link">memory<text:tab/>7</text:a></text:p>
          <text:p text:style-name="P30"><text:a xlink:type="simple" xlink:href="#__RefHeading___Toc364_1777989610" text:style-name="Index_20_Link" text:visited-style-name="Index_20_Link">Liste des fonctionnalités implémentées et manquantes<text:tab/>7</text:a></text:p>
          <text:p text:style-name="P33"><text:a xlink:type="simple" xlink:href="#__RefHeading___Toc690_1468223424" text:style-name="Index_20_Link" text:visited-style-name="Index_20_Link">BRANCHEMENTS :<text:tab/>7</text:a></text:p>
          <text:p text:style-name="P33"><text:a xlink:type="simple" xlink:href="#__RefHeading___Toc692_1468223424" text:style-name="Index_20_Link" text:visited-style-name="Index_20_Link">OPERATIONS ARITHMETIQUES :<text:tab/>7</text:a></text:p>
          <text:p text:style-name="P33"><text:a xlink:type="simple" xlink:href="#__RefHeading___Toc694_1468223424" text:style-name="Index_20_Link" text:visited-style-name="Index_20_Link">MEMOIRE<text:tab/>7</text:a></text:p>
          <text:p text:style-name="P30"><text:a xlink:type="simple" xlink:href="#__RefHeading___Toc366_1777989610" text:style-name="Index_20_Link" text:visited-style-name="Index_20_Link">Liste des éventuels bogues connus mais non résolus<text:tab/>7</text:a></text:p>
          <text:p text:style-name="P30"><text:a xlink:type="simple" xlink:href="#__RefHeading___Toc368_1777989610" text:style-name="Index_20_Link" text:visited-style-name="Index_20_Link">Liste et description des tests effectués<text:tab/>8</text:a></text:p>
        </text:index-body>
      </text:table-of-content>
      <text:p text:style-name="P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1" text:outline-level="1"><text:bookmark-start text:name="__RefHeading___Toc268_1777989610"/><text:soft-page-break/><text:span text:style-name="T8">I) </text:span>Journal :<text:bookmark-end text:name="__RefHeading___Toc268_1777989610"/></text:h>
      <text:h text:style-name="Heading_20_3" text:outline-level="3"><text:bookmark-start text:name="__RefHeading___Toc326_1777989610"/>Lundi 18 décembre :<text:bookmark-end text:name="__RefHeading___Toc326_1777989610"/></text:h>
      <text:p text:style-name="P1">Nous avons débuté ce projet par une réunion d’organisation. A <text:span text:style-name="T1">l’issue</text:span> de celle-ci, plusieurs décisions :</text:p>
      <text:p text:style-name="P1">- Nous serons tous ensemble à l’IM2AG tous les jours de 10h00 à 12h00 et de 1<text:span text:style-name="T9">4</text:span>h00 à 17h00 au minimum ;</text:p>
      <text:p text:style-name="P1">- Nous travaillerons dans un premier temps vià un github (et nous changerons si c’est inefficace) ;</text:p>
      <text:p text:style-name="P1">- Nous <text:span text:style-name="T1">avons</text:span> établis une norme de code commune :</text:p>
      <text:p text:style-name="P1"><text:tab/></text:p>
      <text:p text:style-name="P1"><text:tab/>1) Chaque fonction sera commentée comme suit :</text:p>
      <text:p text:style-name="P1"><text:tab/><text:tab/>/** </text:p>
      <text:p text:style-name="P1"><text:tab/><text:tab/>* Ma fonction : descriptif de la fonction</text:p>
      <text:p text:style-name="P1"><text:tab/><text:tab/>* descriptif des entrées</text:p>
      <text:p text:style-name="P1"><text:tab/><text:tab/>* descriptif des sorties</text:p>
      <text:p text:style-name="P1"><text:tab/><text:tab/>* effets de bord ?</text:p>
      <text:p text:style-name="P1"><text:tab/><text:tab/>* auteur</text:p>
      <text:p text:style-name="P1"><text:tab/><text:tab/>* éventuellement, version</text:p>
      <text:p text:style-name="P1"><text:tab/><text:tab/>*/</text:p>
      <text:p text:style-name="P1"/>
      <text:p text:style-name="P1"><text:tab/>2) Nous tenterons d’être particulièrement explicite au niveau des déclarations de <text:tab/>variables <text:tab/><text:span text:style-name="T1">(tant dans le nomage que dans le type, le plus précis possible) .</text:span></text:p>
      <text:p text:style-name="P1"/>
      <text:p text:style-name="P1">- <text:span text:style-name="T1">nous tenterons de créer les tests avant d’implémenter la fonction correspondante (par soucis d’efficacité) ;</text:span></text:p>
      <text:p text:style-name="P1">- <text:span text:style-name="T1">A prioris, nous distribuerons plutôt les rôles de développement à Aymerick, Mohamet et Adel et plutôt le rôle de test à Corentin. Enver effectuera l’un ou l’autre en fonction des besoins ;</text:span></text:p>
      <text:p text:style-name="P1">- <text:span text:style-name="T1">Corentin assumera (dans un premier temps du moins) le rôle de référent (aspect organisationel) et tiendra ce journal à jour.</text:span></text:p>
      <text:p text:style-name="P2"/>
      <text:p text:style-name="P2">Répartion des <text:span text:style-name="T2">premières </text:span>tâches :</text:p>
      <text:p text:style-name="P2">Enver, Adel, Eymerick : dévelo<text:span text:style-name="T2">ppement des fonctions des fichiers register et memory.</text:span></text:p>
      <text:p text:style-name="P3">Mohamet : création et paramètrage du github.</text:p>
      <text:p text:style-name="P3">Corentin : création du journal, création des premiers tests (<text:span text:style-name="T3">register et memory</text:span>).</text:p>
      <text:p text:style-name="P3"/>
      <text:h text:style-name="Heading_20_3" text:outline-level="3"><text:bookmark-start text:name="__RefHeading___Toc328_1777989610"/>Mardi 19 décembre :<text:bookmark-end text:name="__RefHeading___Toc328_1777989610"/></text:h>
      <text:p text:style-name="P4">Nous avançons sur les deux premiers fichiers.c. La difficulté à comprendre le squelette du code et à extraire les informations nécessaires dans la doc <text:span text:style-name="T4">est source de ralentissement</text:span>, en conséquence de quoi nous avons finalement décidé de nous mettre parfois à deux sur une même fonction, avec l’objectif de pouvoir tester (testouiller) à la main nos premiers fichiers le plus vite possible.</text:p>
      <text:p text:style-name="P4"/>
      <text:p text:style-name="P4">Enver, Adel, Mohamet, Eymerick et parfois Corentin s’occupent de memory et register.</text:p>
      <text:p text:style-name="P4"/>
      <text:p text:style-name="P4">Le github est créé.</text:p>
      <text:p text:style-name="P4"/>
      <text:p text:style-name="P4">Corentin continue d’implémenter un script d’automatisation de tests en shell sur le même modèle que Junit un java.</text:p>
      <text:p text:style-name="P4"/>
      <text:h text:style-name="Heading_20_3" text:outline-level="3"><text:bookmark-start text:name="__RefHeading___Toc330_1777989610"/><text:soft-page-break/>Mercredi 20 décembre :<text:bookmark-end text:name="__RefHeading___Toc330_1777989610"/></text:h>
      <text:p text:style-name="P4">Nous avons aujourd’hui terminé register et memory (qui fonctionnent sur les exemples fournis).</text:p>
      <text:p text:style-name="P4">Nous attaquons donc les fichiers suivant. Le modèle de répartition des tâches est simple : le premier arrivé, ou le premier à avoir terminé son ancienne tâche, choisis la fonction qu’il souhaite faire parmis l’ensemble des fonctions <text:span text:style-name="T4">encore non réalisées</text:span>.</text:p>
      <text:p text:style-name="P4"/>
      <text:p text:style-name="P4">De plus, nous avons décid<text:span text:style-name="T4">é</text:span> <text:span text:style-name="T4">abandonner</text:span> le script d’automatisation de tests au profit de l’outil cunit (que nous avons découvert hier soir).</text:p>
      <text:p text:style-name="P4"/>
      <text:h text:style-name="Heading_20_3" text:outline-level="3"><text:bookmark-start text:name="__RefHeading___Toc332_1777989610"/>Jeudi 21 décembre :<text:bookmark-end text:name="__RefHeading___Toc332_1777989610"/></text:h>
      <text:p text:style-name="P4">Le codage des différentes <text:span text:style-name="T4">instructions</text:span> avance. Souvent, certains points de la documentation nous bloquent et nous décidons alors de nous mettre à plusieurs (deux ou trois) sur une même fonction pour avancer plus vite. Dès lors, répartir <text:span text:style-name="T4">strictement le partage du développement n’a plus trop de sens. Nous gardons le même modèle de répartition des tâches mais espérons que l’habitude de la doc et du projet nous rendra de plus en plus efficace et nous permettra de bosser à 5, sur 5 tâches différentes.</text:span></text:p>
      <text:p text:style-name="P4"/>
      <text:p text:style-name="P5">Notons par ailleurs que les soucis avec le serveur Mandelbroth depuis plusieurs jours nous ralentissent (car nous avons attribués certaines erreurs à notre code ou à notre façon de faire alors qu’il s’agissait en réalité d’un problème propre au serveur). Nous avons aussi dû stopper la mise en place des tests car cunit demande une modification du fichier make pour s’installer, chose déconseillée en l’étât actuel de Mandelbroth.</text:p>
      <text:p text:style-name="P5"/>
      <text:h text:style-name="Heading_20_3" text:outline-level="3"><text:bookmark-start text:name="__RefHeading___Toc334_1777989610"/>Vendredi 22 décembre :<text:bookmark-end text:name="__RefHeading___Toc334_1777989610"/></text:h>
      <text:p text:style-name="P5"/>
      <text:h text:style-name="Heading_20_3" text:outline-level="3"><text:bookmark-start text:name="__RefHeading___Toc336_1777989610"/>Lundi 8 janvier :<text:bookmark-end text:name="__RefHeading___Toc336_1777989610"/></text:h>
      <text:p text:style-name="P6">Aujourd’hui, nous avons corrigé de nombreux bug et restructuré le code : de nombreuses instructions sont maintenant dans data processing.</text:p>
      <text:p text:style-name="P6">Les fonctions généralistes de contrôle des flags sont terminées.</text:p>
      <text:p text:style-name="P6">Après la revue de code, il est apparûs que :</text:p>
      <text:p text:style-name="P6">- nous devons factoriser d’avantage le code,</text:p>
      <text:p text:style-name="P6">- le structurer d’une manière plus logique,</text:p>
      <text:p text:style-name="P6">- nous interroger sur notre stratégie de tests. Quelle est la stratégie la plus pertinente compte-tenu du temps estimé ?</text:p>
      <text:p text:style-name="P6"/>
      <text:h text:style-name="Heading_20_3" text:outline-level="3"><text:bookmark-start text:name="__RefHeading___Toc338_1777989610"/>Mardi 9 janvier :<text:bookmark-end text:name="__RefHeading___Toc338_1777989610"/></text:h>
      <text:p text:style-name="P7">Le travail précédemment entamé avance (fonction load &amp; store). De plus nous avons identifié des bugs au niveau de la gestion du shift, nous devons donc reprendre cette partie.</text:p>
      <text:p text:style-name="P7">Les points mis en évidence hier ont été considérés : nous avons factorisé le code de memory, et tenté finalement d’installer cunit (en modifiant le make) : après à peu près une heure trente de travail, il nous est apparûs qu’il serait plus pertinent compte tenu du temps restant de revenir sur la stratégie du script shell.</text:p>
      <text:p text:style-name="P7">Nous avons identifié la cause d’au moins une erreur au niveau du script : nous pouvons maintenant générer facilement la trace du programme pour une instance donnée. <text:s/></text:p>
      <text:p text:style-name="P7"/>
      <text:h text:style-name="Heading_20_3" text:outline-level="3"><text:bookmark-start text:name="__RefHeading___Toc340_1777989610"/><text:soft-page-break/>Mercredi 10 <text:span text:style-name="T5">janvier :</text:span><text:bookmark-end text:name="__RefHeading___Toc340_1777989610"/></text:h>
      <text:p text:style-name="P7">Il convenait aujourd’hui principalement de terminer load&amp;store, shift et de tester au maximum nos fonctions (donc aussi d’avancer le script). <text:span text:style-name="T5">Au final :</text:span></text:p>
      <text:p text:style-name="P7">- <text:span text:style-name="T5">les tests, et le script, ont avancés. Mais il nous en reste plusieurs et le script n’automatise que d’une manière limitée ;</text:span></text:p>
      <text:p text:style-name="P7">- <text:span text:style-name="T5">load&amp;store est terminé ;</text:span></text:p>
      <text:p text:style-name="P7">- <text:span text:style-name="T5">des problèmes sur shift ont été identifiés ;</text:span></text:p>
      <text:p text:style-name="P7"/>
      <text:p text:style-name="P8">Demain nous devrons aller à l’essentiel et terminer, en implémentation et en test, un maximum de fonctions.</text:p>
      <text:p text:style-name="P7"/>
      <text:h text:style-name="Heading_20_3" text:outline-level="3"><text:bookmark-start text:name="__RefHeading___Toc342_1777989610"/>Jeudi 11 j<text:span text:style-name="T5">anvier </text:span>:<text:bookmark-end text:name="__RefHeading___Toc342_1777989610"/></text:h>
      <text:p text:style-name="P8">Dernier jour de travail avant l’oral. Après une réunion d’organisation en début de matinée, il a été convenu que :</text:p>
      <text:p text:style-name="P8">- quatre d’entre nous travailleront à tester le maximum de choses n’ayant pas été testé jusqu’à présent ;</text:p>
      <text:p text:style-name="P8">- l’autre (Corentin) commencerait à s’occuper des documents à rendre et à préparer l’oral, de manière à ce que nous puissions nous entrainer avec un oral blanc dans l’après mid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1" text:outline-level="1"><text:bookmark-start text:name="__RefHeading___Toc344_1777989610"/><text:soft-page-break/>Descriptif de la structure du code développé :<text:bookmark-end text:name="__RefHeading___Toc344_1777989610"/></text:h>
      <text:p text:style-name="P10"/>
      <text:h text:style-name="Heading_20_3" text:outline-level="3"><text:bookmark-start text:name="__RefHeading___Toc346_1777989610"/>A<text:span text:style-name="T6">rm_branch_other</text:span><text:bookmark-end text:name="__RefHeading___Toc346_1777989610"/></text:h>
      <text:p text:style-name="P15">int mrs_instr(arm_core p, uint32_t ins)</text:p>
      <text:p text:style-name="P15">int b_bl_instr(arm_core p, uint32_t ins)</text:p>
      <text:p text:style-name="P11"/>
      <text:h text:style-name="Heading_20_3" text:outline-level="3"><text:bookmark-start text:name="__RefHeading___Toc348_1777989610"/>Arm_data_processing<text:bookmark-end text:name="__RefHeading___Toc348_1777989610"/></text:h>
      <text:p text:style-name="P11"/>
      <text:p text:style-name="P11">/**</text:p>
      <text:p text:style-name="P11">* met a jour un bit d'une suite de bit donnee</text:p>
      <text:p text:style-name="P11">* parametres : res est l'ensemble de bits consideres, num_bit est le numero du bit a modifier, set_bit est la nouvelle valeure a ajouter.</text:p>
      <text:p text:style-name="P11">* retourne l'ensemble de bits</text:p>
      <text:p text:style-name="P11">* effets de bords : aucun</text:p>
      <text:p text:style-name="P11">*/</text:p>
      <text:p text:style-name="P11">uint32_t set_1_bit(uint32_t res, uint8_t num_bit, uint8_t set_bit)</text:p>
      <text:p text:style-name="P11"/>
      <text:p text:style-name="P11">/**</text:p>
      <text:p text:style-name="P11">* met � jour les flags Z et N. C et V restent a modifier en local (car variables)</text:p>
      <text:p text:style-name="P11">* parametres : Rdest est le registre de destination, S est l'indicateur de mise a jour des flags, flag_C et flag_V sont les flags C et V actuels.</text:p>
      <text:p text:style-name="P11">* retour : aucun</text:p>
      <text:p text:style-name="P11">* effet de bord : cpsr mis a jour</text:p>
      <text:p text:style-name="P11">*/</text:p>
      <text:p text:style-name="P11">void update_flags(arm_core p, uint8_t Rdest, uint8_t S, uint8_t flag_C, uint8_t flag_V)</text:p>
      <text:p text:style-name="P11"/>
      <text:p text:style-name="P12">/**</text:p>
      <text:p text:style-name="P12">* écrit les flags Z, N, C et V.</text:p>
      <text:p text:style-name="P12">* parametres : Rdest est le registre considere, flag_C et flag_V sont les nouvelles valeures des flags C et V.</text:p>
      <text:p text:style-name="P12">* retour : aucun</text:p>
      <text:p text:style-name="P12">* effet de bord : cpsr mis a jour</text:p>
      <text:p text:style-name="P12">*/</text:p>
      <text:p text:style-name="P12"/>
      <text:p text:style-name="P12">void write_flags(arm_core p, uint8_t Rdest, uint8_t flag_C, uint8_t flag_V) </text:p>
      <text:p text:style-name="P12"/>
      <text:p text:style-name="P12">/**</text:p>
      <text:p text:style-name="P12">* Calcule s'il y a un borrow</text:p>
      <text:p text:style-name="P12">* param : operande1 et operande2, les deux operandes</text:p>
      <text:p text:style-name="P12">* return 1 ssi il y a borrow, 0 sinon</text:p>
      <text:p text:style-name="P12">* effet de bord : aucun</text:p>
      <text:p text:style-name="P12">*/</text:p>
      <text:p text:style-name="P12"/>
      <text:p text:style-name="P12">uint8_t borrowFrom(uint32_t operande1, uint32_t operande2)</text:p>
      <text:p text:style-name="P12"/>
      <text:p text:style-name="P12">/**</text:p>
      <text:p text:style-name="P12">* Calcule s'il y a un carry</text:p>
      <text:p text:style-name="P12"><text:soft-page-break/>* param : operande1 et operande2, les deux operandes</text:p>
      <text:p text:style-name="P12">* return 1 ssi il y a carry, 0 sinon</text:p>
      <text:p text:style-name="P12">* effet de bord : aucun</text:p>
      <text:p text:style-name="P12">*/</text:p>
      <text:p text:style-name="P12"/>
      <text:p text:style-name="P12"/>
      <text:p text:style-name="P12">uint8_t carryFrom(uint32_t operande1, uint32_t operande2) </text:p>
      <text:p text:style-name="P12"/>
      <text:p text:style-name="P12">/**</text:p>
      <text:p text:style-name="P12">* Calcule s'il y a un overflow</text:p>
      <text:p text:style-name="P12">* param : operande1 et operande2 les deux operandes, result le resultat constate et operation le type d'operation : 1 pour l'adition 0 pour la soustraction.</text:p>
      <text:p text:style-name="P12">* return 1 ssi il y a overflow, 0 sinon</text:p>
      <text:p text:style-name="P12">* effet de bord : aucun</text:p>
      <text:p text:style-name="P12">*/</text:p>
      <text:p text:style-name="P12"/>
      <text:p text:style-name="P12">uint8_t overflowFrom(uint32_t operande1, uint32_t operande2, uint32_t result, uint8_t operation)</text:p>
      <text:p text:style-name="P12"/>
      <text:p text:style-name="P12"/>
      <text:h text:style-name="Heading_20_3" text:outline-level="3"><text:bookmark-start text:name="__RefHeading___Toc350_1777989610"/>arm_instruction<text:bookmark-end text:name="__RefHeading___Toc350_1777989610"/></text:h>
      <text:p text:style-name="P13">/**</text:p>
      <text:p text:style-name="P13"><text:s/>* Maj du shifter operand selon le flag I <text:span text:style-name="T10">et le shift</text:span>--&gt; Doc p. 446</text:p>
      <text:p text:style-name="P13"><text:s/>* <text:span text:style-name="T11">Gestion du LSL, LSR, SHIFT et ROR dans le mode immédiat ou via un registre</text:span></text:p>
      <text:p text:style-name="P13"><text:s/>* Parametres : pointeur sur le shifter_operand, flags Carry et Immediate</text:p>
      <text:p text:style-name="P13"><text:s/>* Retourne : shifter_carry_out indiquant <text:span text:style-name="T11">la présence d’un flag Carry lors du décalage</text:span></text:p>
      <text:p text:style-name="P13"><text:s/>* Effet de bord : Modifie shifter_operand</text:p>
      <text:p text:style-name="P13"><text:s/>**/</text:p>
      <text:p text:style-name="P13">uint8_t update_shifter_operand(arm_core p, uint8_t Rdest, uint16_t *shifter_operand, uint8_t I, uint8_t flag_C) </text:p>
      <text:p text:style-name="P13"/>
      <text:p text:style-name="P13">/**</text:p>
      <text:p text:style-name="P28"><text:s/>* <text:span text:style-name="T11">Vérification de la correspondance du champ condition par rapport aux flags NZVC</text:span></text:p>
      <text:p text:style-name="P28"><text:s/>* <text:span text:style-name="T11">Parametres : flags NZVC et condition cond (sur 4bits)</text:span></text:p>
      <text:p text:style-name="P28"><text:s/>* <text:span text:style-name="T11">Retourne : 1 si condition passé, 0 si erreur</text:span></text:p>
      <text:p text:style-name="P28"><text:s/>* <text:span text:style-name="T11">Effet de bord : aucun</text:span></text:p>
      <text:p text:style-name="P28">**/</text:p>
      <text:p text:style-name="P22">int check_cond_failed(uint8_t flag_N,uint8_t flag_Z,uint8_t flag_V,uint8_t flag_C,uint8_t cond)</text:p>
      <text:p text:style-name="P29"/>
      <text:p text:style-name="P22">/**</text:p>
      <text:p text:style-name="P23">* Les fonctions suivantes sélectionnent, selon le type d’opération (à l’aide du mot), la bonne <text:s text:c="17"/>*instruction à éxecuter : par exemple, traitement_AR va permettre l’appel de toutes les instructions *arithmétiques (and, eor, ,,,).</text:p>
      <text:p text:style-name="P23">**/</text:p>
      <text:p text:style-name="P22"/>
      <text:p text:style-name="P22">int traitement_AR(arm_core p, uint32_t mot, uint8_t flag_C )</text:p>
      <text:p text:style-name="P22">int traitement_LS(arm_core p, uint32_t mot)</text:p>
      <text:p text:style-name="P22">int traitement_BR(arm_core p, uint32_t mot)</text:p>
      <text:p text:style-name="P22">int traitement_SPE()</text:p>
      <text:p text:style-name="P22"/>
      <text:h text:style-name="Heading_20_3" text:outline-level="3"><text:bookmark-start text:name="__RefHeading___Toc352_1777989610"/><text:soft-page-break/>arm_load_store<text:bookmark-end text:name="__RefHeading___Toc352_1777989610"/></text:h>
      <text:p text:style-name="P18">int arm_load_store_h(arm_core p, uint32_t ins)</text:p>
      <text:p text:style-name="P18">void write_stuff(arm_core p, uint8_t B_bit, uint32_t temp, uint8_t RD_bit, uint8_t RN_bit);</text:p>
      <text:p text:style-name="P18">void write_other_stuff(arm_core p, uint8_t B_bit, uint32_t temp, uint8_t RD_bit);</text:p>
      <text:p text:style-name="P18">int number_of_registers(uint16_t bit)</text:p>
      <text:p text:style-name="P18">void init_addresses(arm_core p, uint32_t * start_address, uint32_t * end_address, uint8_t bit_23, uint8_t RN_bit, uint16_t register_list)</text:p>
      <text:p text:style-name="P16"/>
      <text:p text:style-name="P17"/>
      <text:p text:style-name="P17"/>
      <text:h text:style-name="Heading_20_3" text:outline-level="3"><text:bookmark-start text:name="__RefHeading___Toc362_1777989610"/>memory<text:bookmark-end text:name="__RefHeading___Toc362_1777989610"/></text:h>
      <text:p text:style-name="P17">/**</text:p>
      <text:p text:style-name="P17">* renverse la taille</text:p>
      <text:p text:style-name="P17">* @param value la valeur, taille la taille de value (16 ou 32)</text:p>
      <text:p text:style-name="P17">*</text:p>
      <text:p text:style-name="P17">*/</text:p>
      <text:p text:style-name="P17"/>
      <text:p text:style-name="P17">int reverse_endianess(uint32_t value, uint8_t taille)</text:p>
      <text:p text:style-name="P17"/>
      <text:h text:style-name="P32" text:outline-level="1"><text:bookmark-start text:name="__RefHeading___Toc364_1777989610"/><text:span text:style-name="T7">L</text:span>iste des fonctionnalités implémentées et manquantes<text:bookmark-end text:name="__RefHeading___Toc364_1777989610"/></text:h>
      <text:p text:style-name="P17"/>
      <text:h text:style-name="Heading_20_3" text:outline-level="3"><text:bookmark-start text:name="__RefHeading___Toc690_1468223424"/>BRANCHEMENTS :<text:bookmark-end text:name="__RefHeading___Toc690_1468223424"/></text:h>
      <text:p text:style-name="P19">Fait : B, BL</text:p>
      <text:p text:style-name="P19"/>
      <text:h text:style-name="Heading_20_3" text:outline-level="3"><text:bookmark-start text:name="__RefHeading___Toc692_1468223424"/>OPERATIONS ARITHMETIQUES :<text:bookmark-end text:name="__RefHeading___Toc692_1468223424"/></text:h>
      <text:p text:style-name="P19">Fait : AND, EOR, SUB, RSB, ADD, ADC, SBC, RSC, TST, TEQ, CMP, CMN, ORR, MOV, BIC, MVN </text:p>
      <text:p text:style-name="P19"/>
      <text:h text:style-name="Heading_20_3" text:outline-level="3"><text:bookmark-start text:name="__RefHeading___Toc694_1468223424"/>MEMOIRE<text:bookmark-end text:name="__RefHeading___Toc694_1468223424"/></text:h>
      <text:p text:style-name="P19">Fait : LDR, LDRB, LDRH, STR, STRB, STRH</text:p>
      <text:p text:style-name="P19">manquant : LDM(1), STM(1).</text:p>
      <text:p text:style-name="P17"/>
      <text:h text:style-name="P32" text:outline-level="1"><text:bookmark-start text:name="__RefHeading___Toc366_1777989610"/>Liste des éventuels bogues connus mais non résolus<text:bookmark-end text:name="__RefHeading___Toc366_1777989610"/></text:h>
      <text:p text:style-name="P23">L’instruction MOV n’admet pas l’acquisition immédiate de valeurs supérieures à 0xFF0, lors de la compilation, une erreur est levé.</text:p>
      <text:p text:style-name="P23">L’instruction LDR ne modifie que le registre 0 en dépit des paramètres appliqués. </text:p>
      <text:p text:style-name="P17"/>
      <text:p text:style-name="P17"/>
      <text:p text:style-name="P17"/>
      <text:p text:style-name="P17"/>
      <text:h text:style-name="P32" text:outline-level="1"><text:bookmark-start text:name="__RefHeading___Toc368_1777989610"/><text:soft-page-break/>Liste et description des tests effectués<text:bookmark-end text:name="__RefHeading___Toc368_1777989610"/></text:h>
      <text:p text:style-name="P24">Example1 : test de MRS</text:p>
      <text:p text:style-name="P21">Ex<text:span text:style-name="T12">a</text:span>mple2 : test du mov</text:p>
      <text:p text:style-name="P24">Example3 : test de ldr, ldrb</text:p>
      <text:p text:style-name="P24">Example4 : <text:s/>test de ldr</text:p>
      <text:p text:style-name="P24">example_add_sub : test de add et de sub</text:p>
      <text:p text:style-name="P24">exemple5 : test de adc</text:p>
      <text:p text:style-name="P24"/>
      <text:p text:style-name="P24">Nous avons aussi exécuté les tests fournis…</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3:42:01.427639873</meta:creation-date>
    <dc:date>2018-01-11T14:02:51.402000885</dc:date>
    <meta:editing-duration>PT1H22M14S</meta:editing-duration>
    <meta:editing-cycles>24</meta:editing-cycles>
    <meta:generator>LibreOffice/5.1.6.2$Linux_X86_64 LibreOffice_project/10m0$Build-2</meta:generator>
    <meta:document-statistic meta:table-count="0" meta:image-count="0" meta:object-count="0" meta:page-count="8" meta:paragraph-count="184" meta:word-count="1751" meta:character-count="10503" meta:non-whitespace-character-count="8877"/>
  </office:meta>
</office:document-meta>
</file>